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adornments="Regular"/>
    <style:font-face style:name="Roboto" svg:font-family="Roboto, 'Source Sans Pro', sans-serif"/>
    <style:font-face style:name="Roboto1" svg:font-family="Roboto, sans-serif"/>
    <style:font-face style:name="desktop" svg:font-family="desktop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118f1c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0fd2b4" officeooo:paragraph-rsid="000fd2b4" fo:background-color="#ffff00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officeooo:paragraph-rsid="0012a7ed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1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1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1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ce3be" style:font-size-asian="12pt" style:font-size-complex="12pt"/>
    </style:style>
    <style:style style:name="P1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2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2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size-asian="12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desktop" fo:font-size="10.5pt" fo:letter-spacing="normal" fo:font-style="normal" fo:font-weight="normal" officeooo:rsid="0012a7ed" officeooo:paragraph-rsid="00252817" fo:background-color="#ffff00" style:font-size-asian="12pt" style:font-size-complex="12pt"/>
    </style:style>
    <style:style style:name="P27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8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29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30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T1" style:family="text">
      <style:text-properties style:font-name="Times New Roman" fo:font-size="12pt" officeooo:rsid="0012a7ed" style:font-size-asian="12pt" style:font-size-complex="12pt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55581" style:font-name-asian="Nimbus Mono L" style:font-name-complex="Liberation Mono"/>
    </style:style>
    <style:style style:name="T4" style:family="text">
      <style:text-properties officeooo:rsid="0014475f" style:font-name-asian="Nimbus Mono L" style:font-name-complex="Liberation Mono"/>
    </style:style>
    <style:style style:name="T5" style:family="text">
      <style:text-properties officeooo:rsid="0016a163" style:font-name-asian="Nimbus Mono L" style:font-name-complex="Liberation Mono"/>
    </style:style>
    <style:style style:name="T6" style:family="text">
      <style:text-properties officeooo:rsid="00181b8c" style:font-name-asian="Nimbus Mono L" style:font-name-complex="Liberation Mono"/>
    </style:style>
    <style:style style:name="T7" style:family="text">
      <style:text-properties officeooo:rsid="001a1875" style:font-name-asian="Nimbus Mono L" style:font-name-complex="Liberation Mono"/>
    </style:style>
    <style:style style:name="T8" style:family="text">
      <style:text-properties officeooo:rsid="002001fb" style:font-name-asian="Nimbus Mono L" style:font-name-complex="Liberation Mono"/>
    </style:style>
    <style:style style:name="T9" style:family="text">
      <style:text-properties officeooo:rsid="002232e9" style:font-name-asian="Nimbus Mono L" style:font-name-complex="Liberation Mono"/>
    </style:style>
    <style:style style:name="T10" style:family="text">
      <style:text-properties officeooo:rsid="00241658" style:font-name-asian="Nimbus Mono L" style:font-name-complex="Liberation Mono"/>
    </style:style>
    <style:style style:name="T11" style:family="text">
      <style:text-properties officeooo:rsid="00289394" style:font-name-asian="Nimbus Mono L" style:font-name-complex="Liberation Mono"/>
    </style:style>
    <style:style style:name="T12" style:family="text">
      <style:text-properties officeooo:rsid="0028f84d" style:font-name-asian="Nimbus Mono L" style:font-name-complex="Liberation Mono"/>
    </style:style>
    <style:style style:name="T13" style:family="text">
      <style:text-properties officeooo:rsid="0005ce5e" style:font-name-asian="Nimbus Mono L" style:font-name-complex="Liberation Mono"/>
    </style:style>
    <style:style style:name="T14" style:family="text">
      <style:text-properties officeooo:rsid="002fb794" style:font-name-asian="Nimbus Mono L" style:font-name-complex="Liberation Mono"/>
    </style:style>
    <style:style style:name="T15" style:family="text">
      <style:text-properties officeooo:rsid="003102e7" style:font-name-asian="Nimbus Mono L" style:font-name-complex="Liberation Mono"/>
    </style:style>
    <style:style style:name="T16" style:family="text">
      <style:text-properties officeooo:rsid="0032c759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2d317f"/>
    </style:style>
    <style:style style:name="T19" style:family="text">
      <style:text-properties officeooo:rsid="002fb794"/>
    </style:style>
    <style:style style:name="T20" style:family="text">
      <style:text-properties style:font-name="Times New Roman1" fo:font-size="14pt" officeooo:rsid="00372853" style:font-name-asian="Nimbus Mono L" style:font-size-asian="14pt" style:font-name-complex="Times New Roman2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Е</text:p>
      <text:p text:style-name="P1">(Справочное)</text:p>
      <text:p text:style-name="P1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ПРОГРАММНОЕ ОБЕСПЕЧЕНИЕ ДЛЯ</text:p>
      <text:p text:style-name="P5"><text:s/>ОПРЕДЕЛЕНИЯ АВТОРСТВА ИСХОДНОГО КОДА ПРОГРАММ НА ЯЗЫКЕ С/С++</text:p>
      <text:p text:style-name="P5"><text:s/><text:span text:style-name="T13">«WhoseCppCode»</text:span></text:p>
      <text:p text:style-name="P5"><text:s/></text:p>
      <text:p text:style-name="P5"><text:s/>Руководство п<text:span text:style-name="T18">ользователя</text:span></text:p>
      <text:p text:style-name="P5"><text:s/></text:p>
      <text:p text:style-name="P5"><text:s/>Листов <text:span text:style-name="T19">8</text:span></text:p>
      <text:p text:style-name="P29">Аннотация</text:p>
      <text:p text:style-name="P3"/>
      <text:p text:style-name="P12">Требования настоящего документа применяются при:</text:p>
      <text:list xml:id="list4462459930810276926" text:style-name="L2">
        <text:list-item>
          <text:p text:style-name="P11"><text:span text:style-name="T1"><text:s/>предварительных испытаниях системы;</text:span></text:p>
        </text:list-item>
        <text:list-item>
          <text:p text:style-name="P13"><text:s/>опытной эксплуатации;</text:p>
        </text:list-item>
        <text:list-item>
          <text:p text:style-name="P13"><text:s/>приемочных испытаниях;</text:p>
        </text:list-item>
        <text:list-item>
          <text:p text:style-name="P13"><text:s/>эксплуатации на предприятиях. </text:p>
        </text:list-item>
      </text:list>
      <text:p text:style-name="P21">Настоящий документ содержит назначение, условия применения и описание возможностей программного обеспечения <text:span text:style-name="T4">«WhoseCppCode». </text:span><text:span text:style-name="T14">Предъявлены требования к квалификации пользователя. </text:span><text:span text:style-name="T2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4">сообщения, выводимые программой.</text:span></text:p>
      <text:p text:style-name="P12"/>
      <text:p text:style-name="P1"/>
      <text:p text:style-name="P28">1 <text:span text:style-name="T19">Назначение программы</text:span></text:p>
      <text:p text:style-name="P1"/>
      <text:p text:style-name="P8">Программное обеспечение (ПО) <text:span text:style-name="T2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3">и расследования инцидентов, связанных с применением вредоносного ПО</text:span><text:span text:style-name="T2">. </text:span><text:span text:style-name="T6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8">ПО <text:span text:style-name="T4">«WhoseCppCode» </text:span><text:span text:style-name="T2">предоставляет следующие возможности:</text:span></text:p>
      <text:list xml:id="list12016063194493" text:continue-numbering="true" text:style-name="L2">
        <text:list-item>
          <text:p text:style-name="P14"><text:span text:style-name="T2"><text:s/></text:span><text:span text:style-name="T5">обработка файлов исходного кода на языке С/С++;</text:span></text:p>
        </text:list-item>
        <text:list-item>
          <text:p text:style-name="P14"><text:span text:style-name="T5"><text:s/>сбор данных с ресурса GitHub;</text:span></text:p>
        </text:list-item>
        <text:list-item>
          <text:p text:style-name="P14"><text:span text:style-name="T5"><text:s/>построение модели классификации авторов программного обеспечения;</text:span></text:p>
        </text:list-item>
        <text:list-item>
          <text:p text:style-name="P14"><text:span text:style-name="T5"><text:s/>формирование отчетности в форматах *.json и *.csv;</text:span></text:p>
        </text:list-item>
        <text:list-item>
          <text:p text:style-name="P14"><text:span text:style-name="T5"><text:s/></text:span><text:span text:style-name="T6">визуализация результатов классификации.</text:span></text:p>
        </text:list-item>
      </text:list>
      <text:p text:style-name="P20"><text:span text:style-name="T2">Работа с ПО </text:span><text:span text:style-name="T4">«WhoseCppCode» </text:span><text:span text:style-name="T2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0"><text:span text:style-name="T2"/></text:p>
      <text:p text:style-name="P1"/>
      <text:p text:style-name="P28"><text:span text:style-name="T19">2</text:span> Уровень подготовки пользователя</text:p>
      <text:p text:style-name="P1"/>
      <text:p text:style-name="P9">Пользователь ПО <text:span text:style-name="T4">«WhoseCppCode» </text:span><text:span text:style-name="T7">должен иметь опыт работы с ОС Linux, а также обладать следующими знаниями:</text:span></text:p>
      <text:list xml:id="list12014281078987" text:continue-numbering="true" text:style-name="L2">
        <text:list-item>
          <text:p text:style-name="P15"><text:span text:style-name="T7"><text:s/>знать соответствующую предметную область;</text:span></text:p>
        </text:list-item>
        <text:list-item>
          <text:p text:style-name="P15"><text:span text:style-name="T7"><text:s/>понимать основы машинного обучения, построения и оценки моделей классифи-кации.</text:span></text:p>
        </text:list-item>
      </text:list>
      <text:p text:style-name="P19"><text:span text:style-name="T2">Квалификация пользователя должна позволять осуществлять сбор и анализ данных.</text:span></text:p>
      <text:p text:style-name="P22"/>
      <text:p text:style-name="P1"/>
      <text:p text:style-name="P28">3 <text:span text:style-name="T19">Условия выполнения программы</text:span> </text:p>
      <text:p text:style-name="P1"/>
      <text:p text:style-name="P10">Для работы с <text:span text:style-name="T8">ПО </text:span><text:span text:style-name="T4">«WhoseCppCode» </text:span><text:span text:style-name="T2">необходимо следующее программное обеспечение:</text:span></text:p>
      <text:list xml:id="list12014726803801" text:continue-numbering="true" text:style-name="L2">
        <text:list-item>
          <text:p text:style-name="P27"><text:span text:style-name="T9"><text:s/></text:span><text:span text:style-name="T17">64-разрядная </text:span><text:span text:style-name="T9">О</text:span><text:span text:style-name="T2">С Linux (тестирование программы производилось на ОС Kubuntu 16.04) </text:span><text:span text:style-name="T11">с доступом к </text:span><text:span text:style-name="T12">глобальной сети </text:span><text:span text:style-name="T11">Интернет</text:span><text:span text:style-name="T9">;</text:span></text:p>
        </text:list-item>
        <text:list-item>
          <text:p text:style-name="P16"><text:span text:style-name="T9"><text:s/></text:span><text:span text:style-name="T10">программная среда с установленными зависимостями (библиотеками);</text:span></text:p>
        </text:list-item>
        <text:list-item>
          <text:p text:style-name="P16"><text:span text:style-name="T10"><text:s/></text:span><text:span text:style-name="T16">веб-обозреватель</text:span><text:span text:style-name="T10">.</text:span></text:p>
        </text:list-item>
      </text:list>
      <text:p text:style-name="P24"><text:span text:style-name="T10">Т</text:span><text:span text:style-name="T2">ребования к характеристикам автоматизированного рабочего места:</text:span></text:p>
      <text:list xml:id="list12014748729410" text:continue-numbering="true" text:style-name="L2">
        <text:list-item>
          <text:p text:style-name="P17"><text:span text:style-name="T10"><text:s/></text:span><text:span text:style-name="T17">6,00 Гб ОЗУ или выше;</text:span></text:p>
        </text:list-item>
        <text:list-item>
          <text:p text:style-name="P23"><text:span text:style-name="T2">CD-ROM;</text:span></text:p>
        </text:list-item>
        <text:list-item>
          <text:p text:style-name="P25"><text:span text:style-name="T2">1 Гб на жестком диске.</text:span></text:p>
        </text:list-item>
      </text:list>
      <text:p text:style-name="P26"><text:span text:style-name="T10"/></text:p>
      <text:list xml:id="list12015103608708" text:continue-numbering="true" text:style-name="L2">
        <text:list-header>
          <text:p text:style-name="P16"><text:span text:style-name="T10"/></text:p>
        </text:list-header>
      </text:list>
      <text:p text:style-name="P4"/>
      <text:p text:style-name="P30">4 Описание основных пользовательских функций</text:p>
      <text:p text:style-name="P4"/>
      <text:p text:style-name="P4"/>
      <text:p text:style-name="P30">5 Выполнение программы</text:p>
      <text:p text:style-name="P4"/>
      <text:p text:style-name="P4"/>
      <text:p text:style-name="P6">В разделе "Выполнение программы" должны быть: указана последовательность действий оператора, обеспечивающих загрузку, запуск, выполнение и завершение программы, приведены описание функций, формата и возможных вариантов команд, с помощью которых оператор осуществляет загрузку и управляет выполнением программы, а также ответы программы на эти команды.</text:p>
      <text:p text:style-name="P30">6 Сообщения пользователю</text:p>
      <text:p text:style-name="P1"/>
      <text:p text:style-name="P2"/>
      <text:p text:style-name="P7">В разделе "Сообщения оператору" должны быть приведены тексты сообщений, выдаваемых в ходе выполнения программы, описание их содержания и соответствующие действия оператора (действия оператора в случае сбоя, возможности повторного запуска программы и т. п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adornments="Regular"/>
    <style:font-face style:name="Roboto" svg:font-family="Roboto, 'Source Sans Pro', sans-serif"/>
    <style:font-face style:name="Roboto1" svg:font-family="Roboto, sans-serif"/>
    <style:font-face style:name="desktop" svg:font-family="desktop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01:20:13.812043361</dc:date>
    <meta:editing-duration>PT4H19M7S</meta:editing-duration>
    <meta:editing-cycles>37</meta:editing-cycles>
    <meta:generator>LibreOffice/5.2.2.2$Linux_X86_64 LibreOffice_project/20m0$Build-2</meta:generator>
    <meta:document-statistic meta:table-count="0" meta:image-count="0" meta:object-count="0" meta:page-count="8" meta:paragraph-count="46" meta:word-count="411" meta:character-count="3409" meta:non-whitespace-character-count="3036"/>
  </office:meta>
</office:document-meta>
</file>